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0366in"/>
    </style:style>
    <style:style style:name="co2" style:family="table-column">
      <style:table-column-properties fo:break-before="auto" style:column-width="2.1043in"/>
    </style:style>
    <style:style style:name="co3" style:family="table-column">
      <style:table-column-properties fo:break-before="auto" style:column-width="0.889in"/>
    </style:style>
    <style:style style:name="co4" style:family="table-column">
      <style:table-column-properties fo:break-before="auto" style:column-width="8.5661in"/>
    </style:style>
    <style:style style:name="co5" style:family="table-column">
      <style:table-column-properties fo:break-before="auto" style:column-width="0.9681in"/>
    </style:style>
    <style:style style:name="ro1" style:family="table-row">
      <style:table-row-properties style:row-height="0.2409in" fo:break-before="auto" style:use-optimal-row-height="true"/>
    </style:style>
    <style:style style:name="ro2" style:family="table-row">
      <style:table-row-properties style:row-height="1.1091in" fo:break-before="auto" style:use-optimal-row-height="true"/>
    </style:style>
    <style:style style:name="ro3" style:family="table-row">
      <style:table-row-properties style:row-height="0.6736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8909in" fo:break-before="auto" style:use-optimal-row-height="true"/>
    </style:style>
    <style:style style:name="ro6" style:family="table-row">
      <style:table-row-properties style:row-height="1.5437in" fo:break-before="auto" style:use-optimal-row-height="true"/>
    </style:style>
    <style:style style:name="ro7" style:family="table-row">
      <style:table-row-properties style:row-height="1.3264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4" style:family="table-cell" style:parent-style-name="Default">
      <style:text-properties fo:font-size="14pt" style:font-size-asian="14pt" style:font-size-complex="14pt"/>
    </style:style>
    <style:style style:name="ce5" style:family="table-cell" style:parent-style-name="Default" style:data-style-name="N99">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10" style:family="table-cell" style:parent-style-name="Default">
      <style:table-cell-properties fo:wrap-option="wrap"/>
      <style:text-properties fo:font-size="14pt" style:font-size-asian="14pt" style:font-size-complex="14pt"/>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ile Organizer and Content Manager" table:style-name="ta1">
        <table:table-column table:style-name="co1" table:default-cell-style-name="ce5"/>
        <table:table-column table:style-name="co2" table:default-cell-style-name="ce5"/>
        <table:table-column table:style-name="co3" table:number-columns-repeated="3" table:default-cell-style-name="ce4"/>
        <table:table-column table:style-name="co4" table:default-cell-style-name="ce10"/>
        <table:table-column table:style-name="co3" table:number-columns-repeated="16378"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FOCM</text:p>
          </table:table-cell>
          <table:table-cell/>
          <table:table-cell office:value-type="string" calcext:value-type="string">
            <text:p>Req binary search</text:p>
          </table:table-cell>
          <table:table-cell table:number-columns-repeated="16376"/>
        </table:table-row>
        <table:table-row table:style-name="ro2">
          <table:table-cell table:number-columns-repeated="5"/>
          <table:table-cell office:value-type="string" calcext:value-type="string">
            <text:p>Overview: The File Organizer and Content Manager (FOCM) is a desktop application designed to help users efficiently organize, search, and manage their local files. This software aims to enhance productivity and file management through automated organization, advanced search capabilities, and content management features. It will support various file types, including documents, images, videos, and more, providing a unified interface for managing digital content.</text:p>
          </table:table-cell>
          <table:table-cell/>
          <table:table-cell office:value-type="float" office:value="35" calcext:value-type="float">
            <text:p>35</text:p>
          </table:table-cell>
          <table:table-cell office:value-type="string" calcext:value-type="string">
            <text:p>pass</text:p>
          </table:table-cell>
          <table:table-cell table:number-columns-repeated="16375"/>
        </table:table-row>
        <table:table-row table:style-name="ro3">
          <table:table-cell table:style-name="ce6" office:value-type="float" office:value="4" calcext:value-type="float">
            <text:p>4</text:p>
          </table:table-cell>
          <table:table-cell table:style-name="ce6" office:value-type="float" office:value="5" calcext:value-type="float">
            <text:p>5</text:p>
          </table:table-cell>
          <table:table-cell table:number-columns-repeated="3"/>
          <table:table-cell office:value-type="string" calcext:value-type="string">
            <text:p>REQ1 User interface: Main window: The central hub of the application featuring a dual-pane layout: one pane for the directory tree (folders) and another for viewing the contents of the selected directory.</text:p>
          </table:table-cell>
          <table:table-cell/>
          <table:table-cell office:value-type="float" office:value="53" calcext:value-type="float">
            <text:p>53</text:p>
          </table:table-cell>
          <table:table-cell office:value-type="string" calcext:value-type="string">
            <text:p>pass</text:p>
          </table:table-cell>
          <table:table-cell table:number-columns-repeated="16375"/>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2 User interface: Main window: A toolbar at the top with buttons for common actions (create new folder, delete file, refresh view, toggle between list/grid view, search bar).</text:p>
          </table:table-cell>
          <table:table-cell/>
          <table:table-cell office:value-type="float" office:value="62" calcext:value-type="float">
            <text:p>62</text:p>
          </table:table-cell>
          <table:table-cell office:value-type="string" calcext:value-type="string">
            <text:p>pass</text:p>
          </table:table-cell>
          <table:table-cell table:number-columns-repeated="16375"/>
        </table:table-row>
        <table:table-row table:style-name="ro4">
          <table:table-cell table:style-name="ce6" office:value-type="float" office:value="1" calcext:value-type="float">
            <text:p>1</text:p>
          </table:table-cell>
          <table:table-cell table:style-name="ce6" office:value-type="float" office:value="2" calcext:value-type="float">
            <text:p>2</text:p>
          </table:table-cell>
          <table:table-cell table:number-columns-repeated="3"/>
          <table:table-cell office:value-type="string" calcext:value-type="string">
            <text:p>REQ3 User interface: Main window: Status bar at the bottom displaying information about the selected files/folders and general statistics (total files, total size).</text:p>
          </table:table-cell>
          <table:table-cell/>
          <table:table-cell office:value-type="float" office:value="66" calcext:value-type="float">
            <text:p>66</text:p>
          </table:table-cell>
          <table:table-cell office:value-type="string" calcext:value-type="string">
            <text:p>pass</text:p>
          </table:table-cell>
          <table:table-cell table:number-columns-repeated="16375"/>
        </table:table-row>
        <table:table-row table:style-name="ro3">
          <table:table-cell table:style-name="ce6" office:value-type="float" office:value="2" calcext:value-type="float">
            <text:p>2</text:p>
          </table:table-cell>
          <table:table-cell table:style-name="ce6" office:value-type="float" office:value="3" calcext:value-type="float">
            <text:p>3</text:p>
          </table:table-cell>
          <table:table-cell table:number-columns-repeated="3"/>
          <table:table-cell office:value-type="string" calcext:value-type="string">
            <text:p>REQ4 User interface: Search and filter panel: A dedicated panel, accessible from the main window, allowing users to enter search criteria, choose filters (file type, date modified, size), and display results in a list or grid format.</text:p>
          </table:table-cell>
          <table:table-cell/>
          <table:table-cell office:value-type="float" office:value="68" calcext:value-type="float">
            <text:p>68</text:p>
          </table:table-cell>
          <table:table-cell office:value-type="string" calcext:value-type="string">
            <text:p>fail</text:p>
          </table:table-cell>
          <table:table-cell table:number-columns-repeated="16375"/>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5 User interface: Search and filter panel: Advanced search options for more precise filtering, including full-text search within documents.</text:p>
          </table:table-cell>
          <table:table-cell/>
          <table:table-cell office:value-type="float" office:value="67" calcext:value-type="float">
            <text:p>67</text:p>
          </table:table-cell>
          <table:table-cell office:value-type="string" calcext:value-type="string">
            <text:p>fail</text:p>
          </table:table-cell>
          <table:table-cell table:number-columns-repeated="16375"/>
        </table:table-row>
        <table:table-row table:style-name="ro3">
          <table:table-cell table:style-name="ce6" office:value-type="float" office:value="5" calcext:value-type="float">
            <text:p>5</text:p>
          </table:table-cell>
          <table:table-cell table:style-name="ce6" office:value-type="float" office:value="0" calcext:value-type="float">
            <text:p>0</text:p>
          </table:table-cell>
          <table:table-cell table:number-columns-repeated="3"/>
          <table:table-cell office:value-type="string" calcext:value-type="string">
            <text:p>REQ6 User interface: File preview window: A pop-up or sidebar window that provides a quick preview of the selected file. For text documents and images, show a preview within the window. For videos and audio files, provide basic playback controls.</text:p>
          </table:table-cell>
          <table:table-cell table:number-columns-repeated="16378"/>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number-columns-repeated="3"/>
          <table:table-cell office:value-type="string" calcext:value-type="string">
            <text:p>REQ7 User interface: File preview window: Edit mode for text files, enabling users to make quick edits directly within the preview window.</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8 User interface: File properties and metadata editor: A dialog box that displays when a user selects "Properties" from the context menu of a file/folder. Shows detailed information including file size, creation/modification dates, and allows the user to edit metadata tags.</text:p>
          </table:table-cell>
          <table:table-cell table:number-columns-repeated="1637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9 User interface: Settings/Preferences Window: A separate window accessible from the main menu, allowing users to customize application settings. This includes theme selection (dark/light), default views, file organization rules, backup settings, and extension/plugin management.</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0 User interface: Tag management interface: A panel or window for creating, editing, and deleting tags. Users can also assign tags to files or folders from this interface, providing a flexible way to categorize and locate files quickly.</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1 User interface: Backup and synchronization setup wizard: A step-by-step wizard that guides users through setting up backup destinations (external drive, cloud storage) and synchronization options, including scheduling automatic backup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2 User interface: Help and tutorial section: A dedicated window or section accessible from the main menu, offering a searchable help database, user manual, and interactive tutorials on key feature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3 File organization requirements: Automated organization rules: The application must allow users to create customizable rules for automatically organizing files. These rules can be based on:</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4 File organization requirements: Automated organization rules: File type (e.g., documents, images, music, video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5 File organization requirements: Automated organization rules: Date criteria (e.g., creation date, modification date).</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6 File organization requirements: Automated organization rules: File name patterns (e.g., using wildcards or regular expressions).</text:p>
          </table:table-cell>
          <table:table-cell table:number-columns-repeated="16378"/>
        </table:table-row>
        <table:table-row table:style-name="ro1">
          <table:table-cell table:number-columns-repeated="2" table:style-name="ce6" office:value-type="float" office:value="0" calcext:value-type="float">
            <text:p>0</text:p>
          </table:table-cell>
          <table:table-cell table:number-columns-repeated="3"/>
          <table:table-cell office:value-type="string" calcext:value-type="string">
            <text:p>REQ17 File organization requirements: Automated organization rules: File size threshold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8 File organization requirements: Automated organization rules: Users should be able to specify the target folder structure for organized files, with options to create new folders based on rule criteria (e.g., date, project name).</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9 File organization requirements: Manual tagging and categorization: Users must be able to assign custom tags to files and folders manually.</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0 File organization requirements: Manual tagging and categorization: The application should offer a tagging interface that suggests existing tags as the user types and allows the creation of new tag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1 File organization requirements: Manual tagging and categorization: Support for creating custom categories where users can group files/folders based on project, client, priority, or any other user-defined category.</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2 File organization requirements: Manual tagging and categorization: Users should be able to view and access files by tags and categories through a dedicated interface or filter.</text:p>
          </table:table-cell>
          <table:table-cell table:number-columns-repeated="16378"/>
        </table:table-row>
        <table:table-row table:style-name="ro4">
          <table:table-cell table:style-name="ce6" office:value-type="float" office:value="0" calcext:value-type="float">
            <text:p>0</text:p>
          </table:table-cell>
          <table:table-cell table:style-name="ce6" office:value-type="float" office:value="2" calcext:value-type="float">
            <text:p>2</text:p>
          </table:table-cell>
          <table:table-cell table:number-columns-repeated="3"/>
          <table:table-cell office:value-type="string" calcext:value-type="string">
            <text:p>REQ23 File organization requirements: Bulk file operations: The application must support bulk operations to rename, move, copy, or delete multiple files at once based on user selection.</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4 File organization requirements: Bulk file operations: Include options for bulk applying tags or moving files to a category, with undo functionality to revert changes if needed.</text:p>
          </table:table-cell>
          <table:table-cell table:number-columns-repeated="16378"/>
        </table:table-row>
        <table:table-row table:style-name="ro4">
          <table:table-cell table:style-name="ce6" office:value-type="float" office:value="3" calcext:value-type="float">
            <text:p>3</text:p>
          </table:table-cell>
          <table:table-cell table:style-name="ce6" office:value-type="float" office:value="2" calcext:value-type="float">
            <text:p>2</text:p>
          </table:table-cell>
          <table:table-cell table:number-columns-repeated="3"/>
          <table:table-cell office:value-type="string" calcext:value-type="string">
            <text:p>REQ25 File organization requirements: Folder and file management: Users must be able to create, rename, move, and delete files and folders from within the application.</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6 File organization requirements: Folder and file management: The application should provide a drag-and-drop interface for moving files and folders into different categories or location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7 File organization requirements: Folder and file management: Include a feature to detect and resolve duplicate files based on name, size, and optionally content hash. The application should offer options to keep, delete, or merge duplicate file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8 File organization requirements: Custom folder views and sorting: Allow users to customize how folders and files are displayed (e.g., list, grid, thumbnail view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9 File organization requirements: Custom folder views and sorting: Support for sorting files and folders by name, size, date modified, or custom tags/categorie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0 File Organization Requirements: File Watcher and Auto-Update: Implement a file watcher mechanism that automatically updates file organization based on predefined rules when new files are added to monitored folder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1 File Organization Requirements: File Watcher and Auto-Update: This feature should work in real-time or at user-defined intervals, ensuring the organization structure is always up-to-date.</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2 File organization requirements: Integration with file system: The application should integrate closely with the operating system's file system to reflect changes made within the app in real-time in the user's file explorer or finder.</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3 File organization requirements: Integration with file system: Support for right-click context menu options in the operating system’s file explorer to quickly tag, categorize, or apply predefined organization rules to selected files or folders.</text:p>
          </table:table-cell>
          <table:table-cell table:number-columns-repeated="16378"/>
        </table:table-row>
        <table:table-row table:style-name="ro4">
          <table:table-cell table:style-name="ce6" office:value-type="float" office:value="0" calcext:value-type="float">
            <text:p>0</text:p>
          </table:table-cell>
          <table:table-cell table:style-name="ce6" office:value-type="float" office:value="5" calcext:value-type="float">
            <text:p>5</text:p>
          </table:table-cell>
          <table:table-cell table:number-columns-repeated="3"/>
          <table:table-cell office:value-type="string" calcext:value-type="string">
            <text:p>REQ34 Search and filter requirements: Advanced search functionality: Ability to search for files and folders using partial or full file name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5 Search and filter requirements: Advanced search functionality: Content-based search capabilities that allow users to find files containing specific text, even within documents or metadata for images and video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6 Search and filter requirements: Advanced search functionality: Support for regular expressions (regex) in search queries for complex pattern matching.</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7 Search and filter requirements: Custom search filters: Predefined filters to quickly select files based on common criteria such as file type (e.g., documents, images, videos), size (e.g., less than 10MB), and modification or creation date (e.g., last 7 day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8 Search and filter requirements: Custom search filters: User-defined filters where users can create, save, and apply custom filter sets based on any combination of file attributes, including custom tags, project names, or specific content.</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9 Search and Filter Requirements: Tag-Based Searching: Integration of a tagging system where users can assign custom tags to files and folders, and then search for these tag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0 Search and Filter Requirements: Tag-Based Searching: Support for hierarchical tags (e.g., Work/Project1, Personal/Photos) to facilitate detailed organization and searching.</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1 Search and filter requirements: Search history and saved searches: Automatic saving of recent searches for quick repetition.</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2 Search and filter requirements: Search history and saved searches: Ability for users to save frequently used search queries or filters for quick acces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3 Search and filter requirements: Search results management: Sortable search results based on various criteria such as name, size, date modified, and custom tag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4 Search and filter requirements: Search results management: Option to export search results to CSV or other formats for external use.</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5 Search and filter requirements: Search results management: Batch operations on search results, allowing users to apply actions (e.g., move, delete, tag) to multiple files at once.</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46 Search and filter requirements: Contextual actions: Right-click context menu in search results to provide quick access to common file operations like open, rename, delete, move, or edit tag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7 Search and filter requirements: Contextual actions: Preview option directly in the context menu for images, documents, and video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48 Search and filter requirements: Smart suggestions: As users type in the search bar, the system should offer smart suggestions based on their input, historical searches, and commonly accessed file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9 Search and filter requirements: Smart suggestions: Suggest tags, filenames, and content snippets as possible search querie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50 Search and filter requirements: Integration with file organization: Seamless integration with the file organization system, allowing users to quickly organize search results into folders or tag groups directly from the search interface.</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51 Additional feature requirements: Content management: Preview capabilities for common file types (PDF, DOCX, images, videos) directly within the application.</text:p>
          </table:table-cell>
          <table:table-cell table:number-columns-repeated="16378"/>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number-columns-repeated="3"/>
          <table:table-cell office:value-type="string" calcext:value-type="string">
            <text:p>REQ52 Additional feature requirements: Content management: Basic editing tools for text files and images, such as text formatting and cropping.</text:p>
          </table:table-cell>
          <table:table-cell table:number-columns-repeated="16378"/>
        </table:table-row>
        <table:table-row table:style-name="ro4">
          <table:table-cell table:style-name="ce6" office:value-type="float" office:value="1" calcext:value-type="float">
            <text:p>1</text:p>
          </table:table-cell>
          <table:table-cell table:style-name="ce6" office:value-type="float" office:value="0" calcext:value-type="float">
            <text:p>0</text:p>
          </table:table-cell>
          <table:table-cell table:number-columns-repeated="3"/>
          <table:table-cell office:value-type="string" calcext:value-type="string">
            <text:p>REQ53 Additional feature requirements: Content management: Integration with external applications for editing unsupported file type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54 Additional feature requirements: Backup and synchronization: Options to backup important files and folders to external drives or cloud storage services.</text:p>
          </table:table-cell>
          <table:table-cell table:number-columns-repeated="16378"/>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55 Additional feature requirements: Documentation and help: Comprehensive user manual and online help resources.</text:p>
          </table:table-cell>
          <table:table-cell table:number-columns-repeated="16378"/>
        </table:table-row>
        <table:table-row table:style-name="ro4">
          <table:table-cell table:number-columns-repeated="2" table:style-name="ce6" office:value-type="float" office:value="1" calcext:value-type="float">
            <text:p>1</text:p>
          </table:table-cell>
          <table:table-cell table:number-columns-repeated="3"/>
          <table:table-cell office:value-type="string" calcext:value-type="string">
            <text:p>REQ56 Additional feature requirements: Documentation and help: Tutorial for first-time users to demonstrate key features.</text:p>
          </table:table-cell>
          <table:table-cell table:number-columns-repeated="16378"/>
        </table:table-row>
        <table:table-row table:style-name="ro3">
          <table:table-cell table:number-columns-repeated="2" table:style-name="ce6" office:value-type="float" office:value="2" calcext:value-type="float">
            <text:p>2</text:p>
          </table:table-cell>
          <table:table-cell table:number-columns-repeated="3"/>
          <table:table-cell office:value-type="string" calcext:value-type="string">
            <text:p>REQ57 Accessibility requirements: Keyboard navigation: Full functionality should be accessible via keyboard shortcuts to ensure that users who cannot use a mouse can navigate efficiently through the application.</text:p>
          </table:table-cell>
          <table:table-cell table:number-columns-repeated="16378"/>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58 Accessibility requirements: Keyboard navigation: Implement tab navigation through all interactive elements in a logical order.</text:p>
          </table:table-cell>
          <table:table-cell table:number-columns-repeated="16378"/>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59 Accessibility requirements: Keyboard navigation: Provide visual indicators for the currently focused element.</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0 Accessibility requirements: Screen reader support: make use of alt text to describe images, icons, and other non-textual element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61 Accessibility requirements: Screen reader support: Use labels and roles for complex elements (like drag-and-drop interfaces or custom controls) to ensure their purpose and state are conveyed to screen reader user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2 Accessibility requirements: High contrast mode: Support for high contrast themes that make text, icons, and other elements more distinguishable for users with low vision.</text:p>
          </table:table-cell>
          <table:table-cell table:number-columns-repeated="16378"/>
        </table:table-row>
        <table:table-row table:style-name="ro4">
          <table:table-cell table:number-columns-repeated="2" table:style-name="ce6" office:value-type="float" office:value="5" calcext:value-type="float">
            <text:p>5</text:p>
          </table:table-cell>
          <table:table-cell table:number-columns-repeated="3"/>
          <table:table-cell office:value-type="string" calcext:value-type="string">
            <text:p>REQ63 Accessibility requirements: High contrast mode: Ensure that all text is readable and all interactive elements are visible against background colors.</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4 Accessibility requirements: Text size and font adjustments: Allow users to adjust text size without breaking the layout or losing functionality.</text:p>
          </table:table-cell>
          <table:table-cell table:number-columns-repeated="1637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5 Accessibility requirements: Text size and font adjustments: Support the use of user-defined system fonts, including those designed for dyslexia.</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66 Accessibility requirements: Color blind mode: Implement color schemes that are accessible to users with various types of color blindness (e.g., deuteranopia, protanopia, tritanopia).</text:p>
          </table:table-cell>
          <table:table-cell table:number-columns-repeated="16378"/>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67 Accessibility requirements: Color blind mode: Ensure that information conveyed with color is also distinguishable through patterns or shapes.</text:p>
          </table:table-cell>
          <table:table-cell table:number-columns-repeated="16378"/>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68 Accessibility requirements: Magnification and zoom: Ensure the application's interface and content can be magnified or zoomed in up to 200% without loss of content or functionality, to accommodate users with low vision.</text:p>
          </table:table-cell>
          <table:table-cell table:number-columns-repeated="16378"/>
        </table:table-row>
        <table:table-row table:style-name="ro4">
          <table:table-cell table:number-columns-repeated="2" table:style-name="ce6" office:value-type="float" office:value="3" calcext:value-type="float">
            <text:p>3</text:p>
          </table:table-cell>
          <table:table-cell table:number-columns-repeated="3"/>
          <table:table-cell office:value-type="string" calcext:value-type="string">
            <text:p>REQ69 Accessibility requirements: Feedback and error handling: Provide clear, understandable feedback for actions (e.g., file moved, deleted, cannot be opened).</text:p>
          </table:table-cell>
          <table:table-cell table:number-columns-repeated="16378"/>
        </table:table-row>
        <table:table-row table:style-name="ro3">
          <table:table-cell table:number-columns-repeated="2" table:style-name="ce6" office:value-type="float" office:value="1" calcext:value-type="float">
            <text:p>1</text:p>
          </table:table-cell>
          <table:table-cell table:number-columns-repeated="3"/>
          <table:table-cell office:value-type="string" calcext:value-type="string">
            <text:p>REQ70 Accessibility requirements: Feedback and error handling: Ensure error messages are descriptive and offer guidance on how to resolve issues, accessible via both text and screen readers.</text:p>
          </table:table-cell>
          <table:table-cell table:number-columns-repeated="16378"/>
        </table:table-row>
        <table:table-row table:style-name="ro1">
          <table:table-cell table:style-name="ce6" table:formula="of:=SUM([.A3:.A72])" office:value-type="float" office:value="50" calcext:value-type="float">
            <text:p>50</text:p>
          </table:table-cell>
          <table:table-cell table:style-name="ce6" table:formula="of:=SUM([.B3:.B72])" office:value-type="float" office:value="47" calcext:value-type="float">
            <text:p>47</text:p>
          </table:table-cell>
          <table:table-cell table:formula="of:=70*5" office:value-type="float" office:value="350" calcext:value-type="float">
            <text:p>350</text:p>
          </table:table-cell>
          <table:table-cell table:number-columns-repeated="16381"/>
        </table:table-row>
        <table:table-row table:style-name="ro1" table:number-rows-repeated="1048502">
          <table:table-cell table:number-columns-repeated="16384"/>
        </table:table-row>
        <table:table-row table:style-name="ro1">
          <table:table-cell table:number-columns-repeated="16384"/>
        </table:table-row>
      </table:table>
      <table:table table:name="FocusBlocks" table:style-name="ta1">
        <table:table-column table:style-name="co5" table:default-cell-style-name="ce5"/>
        <table:table-column table:style-name="co2" table:default-cell-style-name="ce5"/>
        <table:table-column table:style-name="co3" table:number-columns-repeated="3" table:default-cell-style-name="ce4"/>
        <table:table-column table:style-name="co4" table:default-cell-style-name="ce10"/>
        <table:table-column table:style-name="co3" table:default-cell-style-name="Default"/>
        <table:table-column table:style-name="co3"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FocusBlocks</text:p>
          </table:table-cell>
          <table:table-cell/>
          <table:table-cell office:value-type="string" calcext:value-type="string">
            <text:p>Req binary search</text:p>
          </table:table-cell>
          <table:table-cell/>
        </table:table-row>
        <table:table-row table:style-name="ro2">
          <table:table-cell office:value-type="string" calcext:value-type="string">
            <text:p>No user interface, blank window</text:p>
          </table:table-cell>
          <table:table-cell table:style-name="ce8" office:value-type="string" calcext:value-type="string">
            <text:p>manualy installed </text:p>
            <text:p>Pip install pygame –pre</text:p>
            <text:p>Exits at startup with message welcome to pygame</text:p>
          </table:table-cell>
          <table:table-cell table:number-columns-repeated="3"/>
          <table:table-cell office:value-type="string" calcext:value-type="string">
            <text:p>Overview: "FocusBlocks" is a productivity tool designed to help users manage their time effectively using the Pomodoro technique with a twist. The application not only acts as a simple timer but also blocks distracting websites and applications during focus sessions. It includes features for task management, allowing users to allocate specific tasks to each focus session and track their progress over time.</text:p>
          </table:table-cell>
          <table:table-cell/>
          <table:table-cell office:value-type="float" office:value="17" calcext:value-type="float">
            <text:p>17</text:p>
          </table:table-cell>
          <table:table-cell office:value-type="string" calcext:value-type="string">
            <text:p>fail</text:p>
          </table:table-cell>
        </table:table-row>
        <table:table-row table:style-name="ro4">
          <table:table-cell table:number-columns-repeated="5"/>
          <table:table-cell office:value-type="string" calcext:value-type="string">
            <text:p>REQ1 Core features: Pomodoro timer: The application must allow users to start, pause, and stop a focus session based on the Pomodoro technique.</text:p>
          </table:table-cell>
          <table:table-cell/>
          <table:table-cell office:value-type="float" office:value="8" calcext:value-type="float">
            <text:p>8</text:p>
          </table:table-cell>
          <table:table-cell office:value-type="string" calcext:value-type="string">
            <text:p>fail</text:p>
          </table:table-cell>
        </table:table-row>
        <table:table-row table:style-name="ro5">
          <table:table-cell table:number-columns-repeated="5"/>
          <table:table-cell office:value-type="string" calcext:value-type="string">
            <text:p>REQ2 Core features: Pomodoro timer: Users should be able to customize the duration of focus sessions and break intervals, with default settings being 25 minutes for focus and 5 minutes for short breaks. An option for longer breaks (15 minutes) after every four focus sessions should also be included.</text:p>
          </table:table-cell>
          <table:table-cell table:number-columns-repeated="3"/>
        </table:table-row>
        <table:table-row table:style-name="ro4">
          <table:table-cell table:number-columns-repeated="5"/>
          <table:table-cell office:value-type="string" calcext:value-type="string">
            <text:p>REQ3 Core features: Pomodoro timer: Visual and audio notifications to alert users when a session starts or ends, and when it's time for a break.</text:p>
          </table:table-cell>
          <table:table-cell table:number-columns-repeated="3"/>
        </table:table-row>
        <table:table-row table:style-name="ro3">
          <table:table-cell table:number-columns-repeated="5"/>
          <table:table-cell office:value-type="string" calcext:value-type="string">
            <text:p>REQ4 Core features: Distracting website and application blocker: During focus sessions, the application must block access to a user-customizable list of websites and applications that are deemed distracting (e.g., social media, streaming services).</text:p>
          </table:table-cell>
          <table:table-cell table:number-columns-repeated="3"/>
        </table:table-row>
        <table:table-row table:style-name="ro4">
          <table:table-cell table:number-columns-repeated="5"/>
          <table:table-cell office:value-type="string" calcext:value-type="string">
            <text:p>REQ5 Core features: Distracting website and application blocker: The app should provide an easy-to-use interface for adding or removing websites and applications from the block list.</text:p>
          </table:table-cell>
          <table:table-cell table:number-columns-repeated="3"/>
        </table:table-row>
        <table:table-row table:style-name="ro3">
          <table:table-cell table:number-columns-repeated="5"/>
          <table:table-cell office:value-type="string" calcext:value-type="string">
            <text:p>REQ6 Core features: Distracting website and application blocker: The blocking feature must be robust enough to prevent easy bypasses, such as using a different browser or renaming the application's executable file.</text:p>
          </table:table-cell>
          <table:table-cell table:number-columns-repeated="3"/>
        </table:table-row>
        <table:table-row table:style-name="ro4">
          <table:table-cell table:number-columns-repeated="5"/>
          <table:table-cell office:value-type="string" calcext:value-type="string">
            <text:p>REQ7 Core features: Task management: Users must be able to create a list of tasks they plan to work on during each focus session.</text:p>
          </table:table-cell>
          <table:table-cell table:number-columns-repeated="3"/>
        </table:table-row>
        <table:table-row table:style-name="ro4">
          <table:table-cell table:number-columns-repeated="5"/>
          <table:table-cell office:value-type="string" calcext:value-type="string">
            <text:p>REQ8 Core features: Task management: Each task should have a title, a brief description, an estimated duration (number of Pomodoros), and a completion status.</text:p>
          </table:table-cell>
          <table:table-cell table:number-columns-repeated="3"/>
        </table:table-row>
        <table:table-row table:style-name="ro4">
          <table:table-cell table:number-columns-repeated="5"/>
          <table:table-cell office:value-type="string" calcext:value-type="string">
            <text:p>REQ9 Core features: Task management: The application should allow users to edit task details, mark tasks as complete, and review completed tasks at the end of each day or session.</text:p>
          </table:table-cell>
          <table:table-cell table:number-columns-repeated="3"/>
        </table:table-row>
        <table:table-row table:style-name="ro4">
          <table:table-cell table:number-columns-repeated="5"/>
          <table:table-cell office:value-type="string" calcext:value-type="string">
            <text:p>REQ10 Core features: Integration with focus session: Before starting a focus session, users should be prompted to select a task or tasks they intend to work on during that session.</text:p>
          </table:table-cell>
          <table:table-cell table:number-columns-repeated="3"/>
        </table:table-row>
        <table:table-row table:style-name="ro4">
          <table:table-cell table:number-columns-repeated="5"/>
          <table:table-cell office:value-type="string" calcext:value-type="string">
            <text:p>REQ11 Core features: Integration with focus session: The application should track the time spent on each task and automatically suggest breaks based on the Pomodoro schedule.</text:p>
          </table:table-cell>
          <table:table-cell table:number-columns-repeated="3"/>
        </table:table-row>
        <table:table-row table:style-name="ro3">
          <table:table-cell table:number-columns-repeated="5"/>
          <table:table-cell office:value-type="string" calcext:value-type="string">
            <text:p>REQ12 Core features: Integration with focus session: Optionally, users can skip or end the focus session early, in which case the app should ask if the task was completed or needs to be rescheduled.</text:p>
          </table:table-cell>
          <table:table-cell table:number-columns-repeated="3"/>
        </table:table-row>
        <table:table-row table:style-name="ro4">
          <table:table-cell table:number-columns-repeated="5"/>
          <table:table-cell office:value-type="string" calcext:value-type="string">
            <text:p>REQ13 Additional feature requirements: Customization: Allow users to set custom durations for focus periods and breaks.</text:p>
          </table:table-cell>
          <table:table-cell table:number-columns-repeated="3"/>
        </table:table-row>
        <table:table-row table:style-name="ro4">
          <table:table-cell table:number-columns-repeated="5"/>
          <table:table-cell office:value-type="string" calcext:value-type="string">
            <text:p>REQ14 Additional feature requirements: Customization: Users can create a list of websites and applications to block during focus sessions.</text:p>
          </table:table-cell>
          <table:table-cell table:number-columns-repeated="3"/>
        </table:table-row>
        <table:table-row table:style-name="ro4">
          <table:table-cell table:number-columns-repeated="5"/>
          <table:table-cell office:value-type="string" calcext:value-type="string">
            <text:p>REQ15 Additional feature requirements: Customization: Option to customize notification sounds and themes of the application.</text:p>
          </table:table-cell>
          <table:table-cell table:number-columns-repeated="3"/>
        </table:table-row>
        <table:table-row table:style-name="ro3">
          <table:table-cell table:number-columns-repeated="5"/>
          <table:table-cell office:value-type="string" calcext:value-type="string">
            <text:p>REQ16 Additional feature requirements: Reporting and analytics: Daily, weekly, and monthly reports showing the user's productivity, such as the number of focus sessions completed, tasks completed, and time spent in focus.</text:p>
          </table:table-cell>
          <table:table-cell table:number-columns-repeated="3"/>
        </table:table-row>
        <table:table-row table:style-name="ro4">
          <table:table-cell table:number-columns-repeated="5"/>
          <table:table-cell office:value-type="string" calcext:value-type="string">
            <text:p>REQ17 Additional feature requirements: Reporting and analytics: Visual analytics in the form of graphs or charts to make it easy to assess productivity trends.</text:p>
          </table:table-cell>
          <table:table-cell table:number-columns-repeated="3"/>
        </table:table-row>
        <table:table-row table:style-name="ro4">
          <table:table-cell table:number-columns-repeated="5"/>
          <table:table-cell office:value-type="string" calcext:value-type="string">
            <text:p>REQ18 Additional feature requirements: Technical requirements: Use of local storage or an embedded database to store user data and preferences.</text:p>
          </table:table-cell>
          <table:table-cell table:number-columns-repeated="3"/>
        </table:table-row>
        <table:table-row table:style-name="ro4">
          <table:table-cell table:number-columns-repeated="5"/>
          <table:table-cell office:value-type="string" calcext:value-type="string">
            <text:p>REQ19 Additional feature requirements: Additional features: Integration with popular calendar applications for task scheduling.</text:p>
          </table:table-cell>
          <table:table-cell table:number-columns-repeated="3"/>
        </table:table-row>
        <table:table-row table:style-name="ro4">
          <table:table-cell table:number-columns-repeated="5"/>
          <table:table-cell office:value-type="string" calcext:value-type="string">
            <text:p>REQ20 Additional feature requirements: Additional features: Social feature to allow users to set and share productivity challenges with friends or colleagues.</text:p>
          </table:table-cell>
          <table:table-cell table:number-columns-repeated="3"/>
        </table:table-row>
        <table:table-row table:style-name="ro3">
          <table:table-cell table:number-columns-repeated="5"/>
          <table:table-cell office:value-type="string" calcext:value-type="string">
            <text:p>REQ21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4">
          <table:table-cell table:number-columns-repeated="5"/>
          <table:table-cell office:value-type="string" calcext:value-type="string">
            <text:p>REQ22 Accessibility requirements: Keyboard navigation: Implement tab navigation through all interactive elements in a logical order.</text:p>
          </table:table-cell>
          <table:table-cell table:number-columns-repeated="3"/>
        </table:table-row>
        <table:table-row table:style-name="ro4">
          <table:table-cell table:number-columns-repeated="5"/>
          <table:table-cell office:value-type="string" calcext:value-type="string">
            <text:p>REQ23 Accessibility requirements: Keyboard navigation: Provide visual indicators for the currently focused element.</text:p>
          </table:table-cell>
          <table:table-cell table:number-columns-repeated="3"/>
        </table:table-row>
        <table:table-row table:style-name="ro4">
          <table:table-cell table:number-columns-repeated="5"/>
          <table:table-cell office:value-type="string" calcext:value-type="string">
            <text:p>REQ24 Accessibility requirements: Screen reader support: make use of alt text to describe images, icons, and other non-textual elements.</text:p>
          </table:table-cell>
          <table:table-cell table:number-columns-repeated="3"/>
        </table:table-row>
        <table:table-row table:style-name="ro3">
          <table:table-cell table:number-columns-repeated="5"/>
          <table:table-cell office:value-type="string" calcext:value-type="string">
            <text:p>REQ25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4">
          <table:table-cell table:number-columns-repeated="5"/>
          <table:table-cell office:value-type="string" calcext:value-type="string">
            <text:p>REQ26 Accessibility requirements: High contrast mode: Support for high contrast themes that make text, icons, and other elements more distinguishable for users with low vision.</text:p>
          </table:table-cell>
          <table:table-cell table:number-columns-repeated="3"/>
        </table:table-row>
        <table:table-row table:style-name="ro4">
          <table:table-cell table:number-columns-repeated="5"/>
          <table:table-cell office:value-type="string" calcext:value-type="string">
            <text:p>REQ27 Accessibility requirements: High contrast mode: Ensure that all text is readable and all interactive elements are visible against background colors.</text:p>
          </table:table-cell>
          <table:table-cell table:number-columns-repeated="3"/>
        </table:table-row>
        <table:table-row table:style-name="ro4">
          <table:table-cell table:number-columns-repeated="5"/>
          <table:table-cell office:value-type="string" calcext:value-type="string">
            <text:p>REQ28 Accessibility requirements: Text size and font adjustments: Allow users to adjust text size without breaking the layout or losing functionality.</text:p>
          </table:table-cell>
          <table:table-cell table:number-columns-repeated="3"/>
        </table:table-row>
        <table:table-row table:style-name="ro4">
          <table:table-cell table:number-columns-repeated="5"/>
          <table:table-cell office:value-type="string" calcext:value-type="string">
            <text:p>REQ29 Accessibility requirements: Text size and font adjustments: Support the use of user-defined system fonts, including those designed for dyslexia.</text:p>
          </table:table-cell>
          <table:table-cell table:number-columns-repeated="3"/>
        </table:table-row>
        <table:table-row table:style-name="ro3">
          <table:table-cell table:number-columns-repeated="5"/>
          <table:table-cell office:value-type="string" calcext:value-type="string">
            <text:p>REQ30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4">
          <table:table-cell table:number-columns-repeated="5"/>
          <table:table-cell office:value-type="string" calcext:value-type="string">
            <text:p>REQ31 Accessibility requirements: Color blind mode: Ensure that information conveyed with color is also distinguishable through patterns or shapes.</text:p>
          </table:table-cell>
          <table:table-cell table:number-columns-repeated="3"/>
        </table:table-row>
        <table:table-row table:style-name="ro3">
          <table:table-cell table:number-columns-repeated="5"/>
          <table:table-cell office:value-type="string" calcext:value-type="string">
            <text:p>REQ32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4">
          <table:table-cell table:number-columns-repeated="5"/>
          <table:table-cell office:value-type="string" calcext:value-type="string">
            <text:p>REQ33 Accessibility requirements: Feedback and error handling: Provide clear, understandable feedback for actions (e.g., file moved, deleted, cannot be opened).</text:p>
          </table:table-cell>
          <table:table-cell table:number-columns-repeated="3"/>
        </table:table-row>
        <table:table-row table:style-name="ro3">
          <table:table-cell table:number-columns-repeated="5"/>
          <table:table-cell office:value-type="string" calcext:value-type="string">
            <text:p>REQ34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formula="of:=34*5" office:value-type="float" office:value="170" calcext:value-type="float">
            <text:p>170</text:p>
          </table:table-cell>
          <table:table-cell table:number-columns-repeated="6"/>
        </table:table-row>
        <table:table-row table:style-name="ro1" table:number-rows-repeated="1048538">
          <table:table-cell table:number-columns-repeated="9"/>
        </table:table-row>
        <table:table-row table:style-name="ro1">
          <table:table-cell table:number-columns-repeated="9"/>
        </table:table-row>
      </table:table>
      <table:table table:name="Knight's Tour Puzzle Game" table:style-name="ta1">
        <table:table-column table:style-name="co5" table:default-cell-style-name="ce5"/>
        <table:table-column table:style-name="co2" table:default-cell-style-name="ce5"/>
        <table:table-column table:style-name="co3" table:number-columns-repeated="3" table:default-cell-style-name="ce4"/>
        <table:table-column table:style-name="co4" table:default-cell-style-name="ce10"/>
        <table:table-column table:style-name="co3" table:default-cell-style-name="Default"/>
        <table:table-column table:style-name="co3"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Knight's Tour</text:p>
          </table:table-cell>
          <table:table-cell/>
          <table:table-cell office:value-type="string" calcext:value-type="string">
            <text:p>Req binary search</text:p>
          </table:table-cell>
          <table:table-cell/>
        </table:table-row>
        <table:table-row table:style-name="ro6">
          <table:table-cell table:style-name="ce6"/>
          <table:table-cell table:number-columns-repeated="4"/>
          <table:table-cell office:value-type="string" calcext:value-type="string">
            <text:p>Overview: Develop a desktop puzzle game based on the mathematical problem known as the "Knight's Tour". In this game, the player controls a chess knight, and the objective is to move the knight across a chessboard (or any m x n grid) so that it visits every square exactly once. The challenge increases with the size of the board, and the game can offer various levels of difficulty. The knight moves in an L-shape, as it does in traditional chess: two squares in one direction and then one square perpendicular to that, or one square in one direction and then two squares perpendicular to that.</text:p>
          </table:table-cell>
          <table:table-cell/>
          <table:table-cell office:value-type="float" office:value="23" calcext:value-type="float">
            <text:p>23</text:p>
          </table:table-cell>
          <table:table-cell office:value-type="string" calcext:value-type="string">
            <text:p>fail</text:p>
          </table:table-cell>
        </table:table-row>
        <table:table-row table:style-name="ro4">
          <table:table-cell table:style-name="ce6" office:value-type="float" office:value="3" calcext:value-type="float">
            <text:p>3</text:p>
          </table:table-cell>
          <table:table-cell table:number-columns-repeated="4"/>
          <table:table-cell office:value-type="string" calcext:value-type="string">
            <text:p>REQ1 User interface: Main menu: Start Game: Begins a new game. Players can select the difficulty level or board size here.</text:p>
          </table:table-cell>
          <table:table-cell/>
          <table:table-cell office:value-type="float" office:value="11" calcext:value-type="float">
            <text:p>11</text:p>
          </table:table-cell>
          <table:table-cell office:value-type="string" calcext:value-type="string">
            <text:p>fail</text:p>
          </table:table-cell>
        </table:table-row>
        <table:table-row table:style-name="ro4">
          <table:table-cell table:style-name="ce6" office:value-type="float" office:value="3" calcext:value-type="float">
            <text:p>3</text:p>
          </table:table-cell>
          <table:table-cell table:number-columns-repeated="4"/>
          <table:table-cell office:value-type="string" calcext:value-type="string">
            <text:p>REQ2 User interface: Main menu: Options/Settings: Allows players to customize game settings, including sound volume, visual themes, and knight/chessboard appearances.</text:p>
          </table:table-cell>
          <table:table-cell/>
          <table:table-cell office:value-type="float" office:value="5" calcext:value-type="float">
            <text:p>5</text:p>
          </table:table-cell>
          <table:table-cell office:value-type="string" calcext:value-type="string">
            <text:p>fail</text:p>
          </table:table-cell>
        </table:table-row>
        <table:table-row table:style-name="ro4">
          <table:table-cell table:style-name="ce6" office:value-type="float" office:value="2" calcext:value-type="float">
            <text:p>2</text:p>
          </table:table-cell>
          <table:table-cell table:number-columns-repeated="4"/>
          <table:table-cell office:value-type="string" calcext:value-type="string">
            <text:p>REQ3 User interface: Main menu: Tutorial: A brief interactive or video tutorial on how the game is played, detailing the knight's legal moves.</text:p>
          </table:table-cell>
          <table:table-cell/>
          <table:table-cell office:value-type="float" office:value="2" calcext:value-type="float">
            <text:p>2</text:p>
          </table:table-cell>
          <table:table-cell office:value-type="string" calcext:value-type="string">
            <text:p>fail</text:p>
          </table:table-cell>
        </table:table-row>
        <table:table-row table:style-name="ro4">
          <table:table-cell table:style-name="ce6" office:value-type="float" office:value="3" calcext:value-type="float">
            <text:p>3</text:p>
          </table:table-cell>
          <table:table-cell table:number-columns-repeated="4"/>
          <table:table-cell office:value-type="string" calcext:value-type="string">
            <text:p>REQ4 User interface: Main menu: High Scores: Displays a list of high scores, possibly with filters for different board sizes.</text:p>
          </table:table-cell>
          <table:table-cell/>
          <table:table-cell office:value-type="float" office:value="1" calcext:value-type="float">
            <text:p>1</text:p>
          </table:table-cell>
          <table:table-cell office:value-type="string" calcext:value-type="string">
            <text:p>fail</text:p>
          </table:table-cell>
        </table:table-row>
        <table:table-row table:style-name="ro1">
          <table:table-cell table:style-name="ce6" office:value-type="float" office:value="5" calcext:value-type="float">
            <text:p>5</text:p>
          </table:table-cell>
          <table:table-cell table:number-columns-repeated="4"/>
          <table:table-cell office:value-type="string" calcext:value-type="string">
            <text:p>REQ5 User interface: Main menu: Exit: Quits the game.</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6 User interface: Game window: Chessboard/Grid Display: Centrally displays the game board with a clear distinction between visited and unvisited squares. The current position of the knight is highlighted.</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7 User interface: Game window: Move Counter: Shows the number of moves made by the player.</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8 User interface: Game window: Timer: (Optional) A timer showing how long the player has been attempting the current puzzle.</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9 User interface: Game window: Undo Button: Allows the player to undo the last move. This could be limited to a certain number of uses.</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10 User interface: Game window: Hint Button: Provides a hint for the next move. This could be limited to ensure the game remains challenging.</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11 User interface: Game window: Pause/Menu Button: Pauses the game and opens a menu for accessing settings, returning to the main menu, or restarting the game.</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12 User Interface: Options/Settings Window: Visual Settings: Options to change the theme of the chessboard and the knight. This could include color schemes or graphical styles.</text:p>
          </table:table-cell>
          <table:table-cell table:number-columns-repeated="3"/>
        </table:table-row>
        <table:table-row table:style-name="ro3">
          <table:table-cell table:style-name="ce6" office:value-type="float" office:value="1" calcext:value-type="float">
            <text:p>1</text:p>
          </table:table-cell>
          <table:table-cell table:number-columns-repeated="4"/>
          <table:table-cell office:value-type="string" calcext:value-type="string">
            <text:p>REQ13 User Interface: Options/Settings Window: Difficulty Settings: Allows users to choose the size of the chessboard, affecting the difficulty. The window might also offer toggles for advanced features like the timer.</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14 User interface: High scores window: Score List: Displays a list of high scores, with details such as player name, score (based on moves and time), and board size.</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15 User interface: High scores window: Filters: Allows users to filter scores by board size or difficulty level.</text:p>
          </table:table-cell>
          <table:table-cell table:number-columns-repeated="3"/>
        </table:table-row>
        <table:table-row table:style-name="ro3">
          <table:table-cell table:style-name="ce6" office:value-type="float" office:value="1" calcext:value-type="float">
            <text:p>1</text:p>
          </table:table-cell>
          <table:table-cell table:number-columns-repeated="4"/>
          <table:table-cell office:value-type="string" calcext:value-type="string">
            <text:p>REQ16 User interface: Tutorial window: Interactive Tutorial: A step-by-step guide that introduces the player to the game mechanics, including how the knight moves, the objective of the game, and any unique features (e.g., hints, undos).</text:p>
          </table:table-cell>
          <table:table-cell table:number-columns-repeated="3"/>
        </table:table-row>
        <table:table-row table:style-name="ro1">
          <table:table-cell table:style-name="ce6" office:value-type="float" office:value="4" calcext:value-type="float">
            <text:p>4</text:p>
          </table:table-cell>
          <table:table-cell table:number-columns-repeated="4"/>
          <table:table-cell office:value-type="string" calcext:value-type="string">
            <text:p>REQ17 User Interface: Pause Menu (In-Game): Resume Game: Returns to the game.</text:p>
          </table:table-cell>
          <table:table-cell table:number-columns-repeated="3"/>
        </table:table-row>
        <table:table-row table:style-name="ro4">
          <table:table-cell table:style-name="ce6" office:value-type="float" office:value="3" calcext:value-type="float">
            <text:p>3</text:p>
          </table:table-cell>
          <table:table-cell table:number-columns-repeated="4"/>
          <table:table-cell office:value-type="string" calcext:value-type="string">
            <text:p>REQ18 User Interface: Pause Menu (In-Game): Restart Game: Starts a new game with the same settings.</text:p>
          </table:table-cell>
          <table:table-cell table:number-columns-repeated="3"/>
        </table:table-row>
        <table:table-row table:style-name="ro4">
          <table:table-cell table:style-name="ce6" office:value-type="float" office:value="4" calcext:value-type="float">
            <text:p>4</text:p>
          </table:table-cell>
          <table:table-cell table:number-columns-repeated="4"/>
          <table:table-cell office:value-type="string" calcext:value-type="string">
            <text:p>REQ19 User Interface: Pause Menu (In-Game): Settings: Opens the Options/Settings window.</text:p>
          </table:table-cell>
          <table:table-cell table:number-columns-repeated="3"/>
        </table:table-row>
        <table:table-row table:style-name="ro4">
          <table:table-cell table:style-name="ce6" office:value-type="float" office:value="3" calcext:value-type="float">
            <text:p>3</text:p>
          </table:table-cell>
          <table:table-cell table:number-columns-repeated="4"/>
          <table:table-cell office:value-type="string" calcext:value-type="string">
            <text:p>REQ20 User Interface: Pause Menu (In-Game): Main Menu: Returns to the main menu (with a warning about losing current game progres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21 Additional feature requirements: Game mechanics: Implement the knight's legal moves based on chess rule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22 Additional feature requirements: Game mechanics: Prevent the knight from visiting a square more than once.</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23 Additional feature requirements: Game mechanics: Detect when the player has successfully completed the tour or if the tour is no longer possible to complete.</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24 Additional feature requirements: Levels and challenges: Offer boards of different sizes (e.g., 8x8, 6x6, 10x10) to cater to various levels of difficulty.</text:p>
          </table:table-cell>
          <table:table-cell table:number-columns-repeated="3"/>
        </table:table-row>
        <table:table-row table:style-name="ro4">
          <table:table-cell table:style-name="ce6" office:value-type="float" office:value="2" calcext:value-type="float">
            <text:p>2</text:p>
          </table:table-cell>
          <table:table-cell table:number-columns-repeated="4"/>
          <table:table-cell office:value-type="string" calcext:value-type="string">
            <text:p>REQ25 Additional feature requirements: Levels and challenges: Include a timer and move counter to challenge players to complete the puzzle faster or in fewer moves.</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26 Additional feature requirements: Scoring and progression: Implement a scoring system based on the time taken to complete the tour, and the difficulty level of the board.</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27 Additional feature requirements: Scoring and progression: Save high scores and player progres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28 Additional feature requirements: Tutorials and hints: Provide a brief interactive tutorial on how to play the game and move the knight.</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29 Additional feature requirements: Tutorials and hints: Offer hints or allow users to undo moves to help beginner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0 Additional feature requirements: Customization and preferences: Allow players to customize the appearance of the chessboard and the knight.</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1 Additional feature requirements: Customization and preferences: Options to mute sounds or music.</text:p>
          </table:table-cell>
          <table:table-cell table:number-columns-repeated="3"/>
        </table:table-row>
        <table:table-row table:style-name="ro3">
          <table:table-cell table:style-name="ce6" office:value-type="float" office:value="5" calcext:value-type="float">
            <text:p>5</text:p>
          </table:table-cell>
          <table:table-cell table:number-columns-repeated="4"/>
          <table:table-cell office:value-type="string" calcext:value-type="string">
            <text:p>REQ32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4">
          <table:table-cell table:style-name="ce6" office:value-type="float" office:value="5" calcext:value-type="float">
            <text:p>5</text:p>
          </table:table-cell>
          <table:table-cell table:number-columns-repeated="4"/>
          <table:table-cell office:value-type="string" calcext:value-type="string">
            <text:p>REQ33 Accessibility requirements: Keyboard navigation: Implement tab navigation through all interactive elements in a logical order.</text:p>
          </table:table-cell>
          <table:table-cell table:number-columns-repeated="3"/>
        </table:table-row>
        <table:table-row table:style-name="ro4">
          <table:table-cell table:style-name="ce6" office:value-type="float" office:value="5" calcext:value-type="float">
            <text:p>5</text:p>
          </table:table-cell>
          <table:table-cell table:number-columns-repeated="4"/>
          <table:table-cell office:value-type="string" calcext:value-type="string">
            <text:p>REQ34 Accessibility requirements: Keyboard navigation: Provide visual indicators for the currently focused element.</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5 Accessibility requirements: Screen reader support: make use of alt text to describe images, icons, and other non-textual elements.</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36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7 Accessibility requirements: High contrast mode: Support for high contrast themes that make text, icons, and other elements more distinguishable for users with low vision.</text:p>
          </table:table-cell>
          <table:table-cell table:number-columns-repeated="3"/>
        </table:table-row>
        <table:table-row table:style-name="ro4">
          <table:table-cell table:style-name="ce6" office:value-type="float" office:value="4" calcext:value-type="float">
            <text:p>4</text:p>
          </table:table-cell>
          <table:table-cell table:number-columns-repeated="4"/>
          <table:table-cell office:value-type="string" calcext:value-type="string">
            <text:p>REQ38 Accessibility requirements: High contrast mode: Ensure that all text is readable and all interactive elements are visible against background color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9 Accessibility requirements: Text size and font adjustments: Allow users to adjust text size without breaking the layout or losing functionality.</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40 Accessibility requirements: Text size and font adjustments: Support the use of user-defined system fonts, including those designed for dyslexia.</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41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4">
          <table:table-cell table:style-name="ce6" office:value-type="float" office:value="4" calcext:value-type="float">
            <text:p>4</text:p>
          </table:table-cell>
          <table:table-cell table:number-columns-repeated="4"/>
          <table:table-cell office:value-type="string" calcext:value-type="string">
            <text:p>REQ42 Accessibility requirements: Color blind mode: Ensure that information conveyed with color is also distinguishable through patterns or shapes.</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43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44 Accessibility requirements: Feedback and error handling: Provide clear, understandable feedback for actions (e.g., file moved, deleted, cannot be opened).</text:p>
          </table:table-cell>
          <table:table-cell table:number-columns-repeated="3"/>
        </table:table-row>
        <table:table-row table:style-name="ro3">
          <table:table-cell table:style-name="ce6" office:value-type="float" office:value="0" calcext:value-type="float">
            <text:p>0</text:p>
          </table:table-cell>
          <table:table-cell table:number-columns-repeated="4"/>
          <table:table-cell office:value-type="string" calcext:value-type="string">
            <text:p>REQ45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table:formula="of:=SUM([.A2:.A47])" office:value-type="float" office:value="72" calcext:value-type="float">
            <text:p>72</text:p>
          </table:table-cell>
          <table:table-cell table:style-name="ce6" office:value-type="float" office:value="0" calcext:value-type="float">
            <text:p>0</text:p>
          </table:table-cell>
          <table:table-cell table:formula="of:=45*5" office:value-type="float" office:value="225" calcext:value-type="float">
            <text:p>225</text:p>
          </table:table-cell>
          <table:table-cell table:number-columns-repeated="6"/>
        </table:table-row>
        <table:table-row table:style-name="ro1" table:number-rows-repeated="1048527">
          <table:table-cell table:number-columns-repeated="9"/>
        </table:table-row>
        <table:table-row table:style-name="ro1">
          <table:table-cell table:number-columns-repeated="9"/>
        </table:table-row>
      </table:table>
      <table:table table:name="Memory Match" table:style-name="ta1">
        <table:table-column table:style-name="co5" table:default-cell-style-name="ce5"/>
        <table:table-column table:style-name="co2" table:default-cell-style-name="ce5"/>
        <table:table-column table:style-name="co3" table:number-columns-repeated="3" table:default-cell-style-name="ce4"/>
        <table:table-column table:style-name="co4" table:default-cell-style-name="ce10"/>
        <table:table-column table:style-name="co3" table:default-cell-style-name="Default"/>
        <table:table-column table:style-name="co3"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Memory Match</text:p>
          </table:table-cell>
          <table:table-cell/>
          <table:table-cell office:value-type="string" calcext:value-type="string">
            <text:p>Req binary search</text:p>
          </table:table-cell>
          <table:table-cell/>
        </table:table-row>
        <table:table-row table:style-name="ro7">
          <table:table-cell office:value-type="string" calcext:value-type="string">
            <text:p>Circular import game wont start</text:p>
          </table:table-cell>
          <table:table-cell table:number-columns-repeated="4"/>
          <table:table-cell office:value-type="string" calcext:value-type="string">
            <text:p>Overview: Develop a simple yet engaging Memory Match game that can be played on the desktop. The game will present the player with a grid of cards, face down. Each card has a matching counterpart somewhere in the grid. The objective of the game is for the player to find all the matching pairs by remembering the locations of cards they have previously turned over. This game can be enhanced with different themes, difficulty levels, and maybe even a timer to challenge the player further.</text:p>
          </table:table-cell>
          <table:table-cell/>
          <table:table-cell office:value-type="float" office:value="27" calcext:value-type="float">
            <text:p>27</text:p>
          </table:table-cell>
          <table:table-cell office:value-type="string" calcext:value-type="string">
            <text:p>fail</text:p>
          </table:table-cell>
        </table:table-row>
        <table:table-row table:style-name="ro1">
          <table:table-cell/>
          <table:table-cell table:style-name="ce6" office:value-type="float" office:value="5" calcext:value-type="float">
            <text:p>5</text:p>
          </table:table-cell>
          <table:table-cell table:number-columns-repeated="3"/>
          <table:table-cell office:value-type="string" calcext:value-type="string">
            <text:p>REQ1 Main menu window: Title: Display the game title prominently at the top.</text:p>
          </table:table-cell>
          <table:table-cell/>
          <table:table-cell office:value-type="float" office:value="13" calcext:value-type="float">
            <text:p>13</text:p>
          </table:table-cell>
          <table:table-cell office:value-type="string" calcext:value-type="string">
            <text:p>fail</text:p>
          </table:table-cell>
        </table:table-row>
        <table:table-row table:style-name="ro4">
          <table:table-cell/>
          <table:table-cell table:style-name="ce6" office:value-type="float" office:value="2" calcext:value-type="float">
            <text:p>2</text:p>
          </table:table-cell>
          <table:table-cell table:number-columns-repeated="3"/>
          <table:table-cell office:value-type="string" calcext:value-type="string">
            <text:p>REQ2 Main menu window: Play button: A button to start the game. Clicking this button takes the player to the "Select Difficulty" window.</text:p>
          </table:table-cell>
          <table:table-cell/>
          <table:table-cell office:value-type="float" office:value="6" calcext:value-type="float">
            <text:p>6</text:p>
          </table:table-cell>
          <table:table-cell office:value-type="string" calcext:value-type="string">
            <text:p>fail</text:p>
          </table:table-cell>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 Main menu window: High scores button: Opens a window displaying the high scores from previous games, including the player's name, score, and time.</text:p>
          </table:table-cell>
          <table:table-cell/>
          <table:table-cell office:value-type="float" office:value="3" calcext:value-type="float">
            <text:p>3</text:p>
          </table:table-cell>
          <table:table-cell office:value-type="string" calcext:value-type="string">
            <text:p>pass</text:p>
          </table:table-cell>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 Main menu window: Settings button: Leads to a settings window where players can adjust sound preferences, choose themes, and view game instructions.</text:p>
          </table:table-cell>
          <table:table-cell/>
          <table:table-cell office:value-type="float" office:value="4" calcext:value-type="float">
            <text:p>4</text:p>
          </table:table-cell>
          <table:table-cell office:value-type="string" calcext:value-type="string">
            <text:p>fail</text:p>
          </table:table-cell>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5 Main menu window: Exit button: A button to exit the game.</text:p>
          </table:table-cell>
          <table:table-cell/>
          <table:table-cell office:value-type="float" office:value="5" calcext:value-type="float">
            <text:p>5</text:p>
          </table:table-cell>
          <table:table-cell office:value-type="string" calcext:value-type="string">
            <text:p>fail</text:p>
          </table:table-cell>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6 Select difficulty window: Instruction text: A brief instruction on how to select the difficulty level.</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7 Select difficulty window: Difficulty level buttons: Buttons for each difficulty level (Easy, Medium, Hard). Clicking on one sets the game's difficulty and starts the game.</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8 Select difficulty window: Back button: Returns to the Main Menu.</text:p>
          </table:table-cell>
          <table:table-cell table:number-columns-repeated="3"/>
        </table:table-row>
        <table:table-row table:style-name="ro3">
          <table:table-cell/>
          <table:table-cell table:style-name="ce6" office:value-type="float" office:value="4" calcext:value-type="float">
            <text:p>4</text:p>
          </table:table-cell>
          <table:table-cell table:number-columns-repeated="3"/>
          <table:table-cell office:value-type="string" calcext:value-type="string">
            <text:p>REQ9 Game window: Game grid: The central area where the cards are displayed according to the chosen difficulty level. Cards should be arranged in a grid layout that changes size based on the difficulty.</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10 Game window: Score panel: A panel displaying the current number of attempts, number of matches found, and the elapsed time.</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11 Game Window: Pause/Menu Button: Pauses the game and opens a small menu with options to resume, restart, change difficulty, or return to the Main Menu.</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12 Settings window: Sound settings: Toggle switches for game sound effects and background music.</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13 Settings window: Theme selection: Dropdown menu or buttons to select the card and background theme.</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4 Settings window: Instructions: A section that outlines the game rules and controls.</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5 Settings window: Back button: Saves any changes and returns to the Main Menu.</text:p>
          </table:table-cell>
          <table:table-cell table:number-columns-repeated="3"/>
        </table:table-row>
        <table:table-row table:style-name="ro3">
          <table:table-cell/>
          <table:table-cell table:style-name="ce6" office:value-type="float" office:value="0" calcext:value-type="float">
            <text:p>0</text:p>
          </table:table-cell>
          <table:table-cell table:number-columns-repeated="3"/>
          <table:table-cell office:value-type="string" calcext:value-type="string">
            <text:p>REQ16 High scores window: Scores display: A list or table displaying the top scores, including details such as player name, score (based on attempts and time), and difficulty level.</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7 High scores window: Clear scores button: An option to clear the high score history.</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8 High scores window: Back button: Returns to the Main Menu.</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19 Game Over/Win Window: Message: Displays a congratulatory message for completing the game and shows the final score and time.</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0 Game Over/Win Window: Play Again Button: Restarts the game at the same difficulty level.</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1 Game Over/Win Window: Change Difficulty Button: Returns the player to the "Select Difficulty" window to choose a new difficulty level.</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22 Game Over/Win Window: Main Menu Button: Returns to the Main Menu.</text:p>
          </table:table-cell>
          <table:table-cell table:number-columns-repeated="3"/>
        </table:table-row>
        <table:table-row table:style-name="ro4">
          <table:table-cell/>
          <table:table-cell table:style-name="ce6" office:value-type="float" office:value="5" calcext:value-type="float">
            <text:p>5</text:p>
          </table:table-cell>
          <table:table-cell table:number-columns-repeated="3"/>
          <table:table-cell office:value-type="string" calcext:value-type="string">
            <text:p>REQ23 Additional feature requirements: Game logic: Ability to shuffle and randomly place the cards at the start of each game.</text:p>
          </table:table-cell>
          <table:table-cell table:number-columns-repeated="3"/>
        </table:table-row>
        <table:table-row table:style-name="ro4">
          <table:table-cell/>
          <table:table-cell table:style-name="ce6" office:value-type="float" office:value="5" calcext:value-type="float">
            <text:p>5</text:p>
          </table:table-cell>
          <table:table-cell table:number-columns-repeated="3"/>
          <table:table-cell office:value-type="string" calcext:value-type="string">
            <text:p>REQ24 Additional feature requirements: Game logic: Mechanism to flip cards and reveal their faces when clicked.</text:p>
          </table:table-cell>
          <table:table-cell table:number-columns-repeated="3"/>
        </table:table-row>
        <table:table-row table:style-name="ro4">
          <table:table-cell/>
          <table:table-cell table:style-name="ce6" office:value-type="float" office:value="2" calcext:value-type="float">
            <text:p>2</text:p>
          </table:table-cell>
          <table:table-cell table:number-columns-repeated="3"/>
          <table:table-cell office:value-type="string" calcext:value-type="string">
            <text:p>REQ25 Additional feature requirements: Game logic: Check for matches when two cards are flipped; if they match, leave them face up, otherwise flip them back.</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6 Additional feature requirements: Game logic: Keep track of the number of attempts made and matches found.</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7 Additional feature requirements: Game logic: Implement a win condition when all matches are found.</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8 Additional feature requirements: Difficulty levels: Provide at least three levels of difficulty (e.g., Easy: 4x4 grid, Medium: 6x6 grid, Hard: 8x8 grid).</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29 Additional feature requirements: Difficulty levels: The difficulty level affects the number of cards (and thus, the number of matches) that need to be found.</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0 Additional feature requirements: Themes and customization: Allow the player to choose from different themes for the cards (e.g., animals, space, plant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1 Additional feature requirements: Themes and customization: Themes can change the background of the game board and the card design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2 Additional feature requirements: Score and timing: Include a timer to track how long it takes for the player to complete the game.</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3 Additional feature requirements: Score and timing: Score the player based on the number of attempts made and the time taken to complete the game.</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4 Additional feature requirements: Score and timing: Implement a high score feature that saves the player's best score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5 Additional feature requirements: Settings and controls: Options to restart the game, change difficulty levels, and switch themes without restarting the application.</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6 Additional feature requirements: Settings and controls: Include sound effects for flipping cards, finding a match, and winning the game, with an option to mute the sound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7 Additional feature requirements: Development considerations: Implement data persistence for high scores and settings (local storage or a simple file-based approach).</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8 Additional feature requirements: Bonus features: Multiplayer mode where two players take turns to find matche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39 Additional feature requirements: Bonus features: Add animations for flipping cards and winning the game.</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0 Additional feature requirements: Bonus features: Implement leaderboards for high scores among different players.</text:p>
          </table:table-cell>
          <table:table-cell table:number-columns-repeated="3"/>
        </table:table-row>
        <table:table-row table:style-name="ro3">
          <table:table-cell/>
          <table:table-cell table:style-name="ce6" office:value-type="float" office:value="4" calcext:value-type="float">
            <text:p>4</text:p>
          </table:table-cell>
          <table:table-cell table:number-columns-repeated="3"/>
          <table:table-cell office:value-type="string" calcext:value-type="string">
            <text:p>REQ41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4">
          <table:table-cell/>
          <table:table-cell table:style-name="ce6" office:value-type="float" office:value="4" calcext:value-type="float">
            <text:p>4</text:p>
          </table:table-cell>
          <table:table-cell table:number-columns-repeated="3"/>
          <table:table-cell office:value-type="string" calcext:value-type="string">
            <text:p>REQ42 Accessibility requirements: Keyboard navigation: Implement tab navigation through all interactive elements in a logical order.</text:p>
          </table:table-cell>
          <table:table-cell table:number-columns-repeated="3"/>
        </table:table-row>
        <table:table-row table:style-name="ro4">
          <table:table-cell/>
          <table:table-cell table:style-name="ce6" office:value-type="float" office:value="1" calcext:value-type="float">
            <text:p>1</text:p>
          </table:table-cell>
          <table:table-cell table:number-columns-repeated="3"/>
          <table:table-cell office:value-type="string" calcext:value-type="string">
            <text:p>REQ43 Accessibility requirements: Keyboard navigation: Provide visual indicators for the currently focused element.</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4 Accessibility requirements: Screen reader support: make use of alt text to describe images, icons, and other non-textual elements.</text:p>
          </table:table-cell>
          <table:table-cell table:number-columns-repeated="3"/>
        </table:table-row>
        <table:table-row table:style-name="ro3">
          <table:table-cell/>
          <table:table-cell table:style-name="ce6" office:value-type="float" office:value="0" calcext:value-type="float">
            <text:p>0</text:p>
          </table:table-cell>
          <table:table-cell table:number-columns-repeated="3"/>
          <table:table-cell office:value-type="string" calcext:value-type="string">
            <text:p>REQ45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6 Accessibility requirements: High contrast mode: Support for high contrast themes that make text, icons, and other elements more distinguishable for users with low vision.</text:p>
          </table:table-cell>
          <table:table-cell table:number-columns-repeated="3"/>
        </table:table-row>
        <table:table-row table:style-name="ro4">
          <table:table-cell/>
          <table:table-cell table:style-name="ce6" office:value-type="float" office:value="5" calcext:value-type="float">
            <text:p>5</text:p>
          </table:table-cell>
          <table:table-cell table:number-columns-repeated="3"/>
          <table:table-cell office:value-type="string" calcext:value-type="string">
            <text:p>REQ47 Accessibility requirements: High contrast mode: Ensure that all text is readable and all interactive elements are visible against background color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8 Accessibility requirements: Text size and font adjustments: Allow users to adjust text size without breaking the layout or losing functionality.</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9 Accessibility requirements: Text size and font adjustments: Support the use of user-defined system fonts, including those designed for dyslexia.</text:p>
          </table:table-cell>
          <table:table-cell table:number-columns-repeated="3"/>
        </table:table-row>
        <table:table-row table:style-name="ro3">
          <table:table-cell/>
          <table:table-cell table:style-name="ce6" office:value-type="float" office:value="0" calcext:value-type="float">
            <text:p>0</text:p>
          </table:table-cell>
          <table:table-cell table:number-columns-repeated="3"/>
          <table:table-cell office:value-type="string" calcext:value-type="string">
            <text:p>REQ50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4">
          <table:table-cell/>
          <table:table-cell table:style-name="ce6" office:value-type="float" office:value="4" calcext:value-type="float">
            <text:p>4</text:p>
          </table:table-cell>
          <table:table-cell table:number-columns-repeated="3"/>
          <table:table-cell office:value-type="string" calcext:value-type="string">
            <text:p>REQ51 Accessibility requirements: Color blind mode: Ensure that information conveyed with color is also distinguishable through patterns or shapes.</text:p>
          </table:table-cell>
          <table:table-cell table:number-columns-repeated="3"/>
        </table:table-row>
        <table:table-row table:style-name="ro3">
          <table:table-cell/>
          <table:table-cell table:style-name="ce6" office:value-type="float" office:value="0" calcext:value-type="float">
            <text:p>0</text:p>
          </table:table-cell>
          <table:table-cell table:number-columns-repeated="3"/>
          <table:table-cell office:value-type="string" calcext:value-type="string">
            <text:p>REQ52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53 Accessibility requirements: Feedback and error handling: Provide clear, understandable feedback for actions (e.g., file moved, deleted, cannot be opened).</text:p>
          </table:table-cell>
          <table:table-cell table:number-columns-repeated="3"/>
        </table:table-row>
        <table:table-row table:style-name="ro3">
          <table:table-cell/>
          <table:table-cell table:style-name="ce6" office:value-type="float" office:value="0" calcext:value-type="float">
            <text:p>0</text:p>
          </table:table-cell>
          <table:table-cell table:number-columns-repeated="3"/>
          <table:table-cell office:value-type="string" calcext:value-type="string">
            <text:p>REQ54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office:value-type="float" office:value="0" calcext:value-type="float">
            <text:p>0</text:p>
          </table:table-cell>
          <table:table-cell table:style-name="ce6" table:formula="of:=SUM([.B3:.B56])" office:value-type="float" office:value="41" calcext:value-type="float">
            <text:p>41</text:p>
          </table:table-cell>
          <table:table-cell table:formula="of:=54*5" office:value-type="float" office:value="270" calcext:value-type="float">
            <text:p>270</text:p>
          </table:table-cell>
          <table:table-cell table:number-columns-repeated="6"/>
        </table:table-row>
        <table:table-row table:style-name="ro1" table:number-rows-repeated="1048518">
          <table:table-cell table:number-columns-repeated="9"/>
        </table:table-row>
        <table:table-row table:style-name="ro1">
          <table:table-cell table:number-columns-repeated="9"/>
        </table:table-row>
      </table:table>
      <table:table table:name="Personal Finance Tracker Desktop Application" table:style-name="ta1">
        <table:table-column table:style-name="co5" table:default-cell-style-name="ce5"/>
        <table:table-column table:style-name="co2" table:default-cell-style-name="ce5"/>
        <table:table-column table:style-name="co3" table:number-columns-repeated="3" table:default-cell-style-name="ce4"/>
        <table:table-column table:style-name="co4" table:default-cell-style-name="ce10"/>
        <table:table-column table:style-name="co3" table:default-cell-style-name="Default"/>
        <table:table-column table:style-name="co3"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Personal Finance Tracker</text:p>
          </table:table-cell>
          <table:table-cell/>
          <table:table-cell office:value-type="string" calcext:value-type="string">
            <text:p>Req binary search</text:p>
          </table:table-cell>
          <table:table-cell/>
        </table:table-row>
        <table:table-row table:style-name="ro5">
          <table:table-cell table:style-name="ce6" table:number-columns-repeated="2"/>
          <table:table-cell table:number-columns-repeated="3"/>
          <table:table-cell office:value-type="string" calcext:value-type="string">
            <text:p>Overview: This desktop application is designed to help users manage their personal finances, including tracking income, expenses, and investments. It will provide an easy-to-use interface for entering financial transactions, categorizing them, and generating reports to understand spending habits and financial health.</text:p>
          </table:table-cell>
          <table:table-cell/>
          <table:table-cell office:value-type="float" office:value="20" calcext:value-type="float">
            <text:p>20</text:p>
          </table:table-cell>
          <table:table-cell office:value-type="string" calcext:value-type="string">
            <text:p>pass</text:p>
          </table:table-cell>
        </table:table-row>
        <table:table-row table:style-name="ro3">
          <table:table-cell table:number-columns-repeated="2" table:style-name="ce6" office:value-type="float" office:value="2" calcext:value-type="float">
            <text:p>2</text:p>
          </table:table-cell>
          <table:table-cell table:number-columns-repeated="3"/>
          <table:table-cell office:value-type="string" calcext:value-type="string">
            <text:p>REQ1 User interface requirement: Main windows and navigation: The application must feature a primary navigation menu or toolbar that allows users to switch between the main windows: Dashboard, Transactions, Reports, and Settings.</text:p>
          </table:table-cell>
          <table:table-cell/>
          <table:table-cell office:value-type="float" office:value="30" calcext:value-type="float">
            <text:p>30</text:p>
          </table:table-cell>
          <table:table-cell office:value-type="string" calcext:value-type="string">
            <text:p>fail</text:p>
          </table:table-cell>
        </table:table-row>
        <table:table-row table:style-name="ro3">
          <table:table-cell table:style-name="ce6" office:value-type="float" office:value="2" calcext:value-type="float">
            <text:p>2</text:p>
          </table:table-cell>
          <table:table-cell table:style-name="ce6" office:value-type="float" office:value="1" calcext:value-type="float">
            <text:p>1</text:p>
          </table:table-cell>
          <table:table-cell table:number-columns-repeated="3"/>
          <table:table-cell office:value-type="string" calcext:value-type="string">
            <text:p>REQ2 User interface requirement: Main windows and navigation: A startup screen should present users with an overview of their financial summary, including the current balance, recent transactions, and upcoming bills.</text:p>
          </table:table-cell>
          <table:table-cell/>
          <table:table-cell office:value-type="float" office:value="25" calcext:value-type="float">
            <text:p>25</text:p>
          </table:table-cell>
          <table:table-cell office:value-type="string" calcext:value-type="string">
            <text:p>pass</text:p>
          </table:table-cell>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 User interface requirement: Dashboard: The Dashboard should provide a quick overview of the user’s financial status, including total income, expenses for the current month, and a graph showing spending trends over the last six months.</text:p>
          </table:table-cell>
          <table:table-cell/>
          <table:table-cell office:value-type="float" office:value="27" calcext:value-type="float">
            <text:p>27</text:p>
          </table:table-cell>
          <table:table-cell office:value-type="string" calcext:value-type="string">
            <text:p>pass</text:p>
          </table:table-cell>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4 User interface requirement: Dashboard: Widgets or cards displaying critical information such as upcoming bills, budget summary, and investment performance should be customizable and rearrangeable by the user.</text:p>
          </table:table-cell>
          <table:table-cell/>
          <table:table-cell office:value-type="float" office:value="28" calcext:value-type="float">
            <text:p>28</text:p>
          </table:table-cell>
          <table:table-cell office:value-type="string" calcext:value-type="string">
            <text:p>fail</text:p>
          </table:table-cell>
        </table:table-row>
        <table:table-row table:style-name="ro3">
          <table:table-cell table:style-name="ce6" office:value-type="float" office:value="0" calcext:value-type="float">
            <text:p>0</text:p>
          </table:table-cell>
          <table:table-cell table:style-name="ce6" office:value-type="float" office:value="3" calcext:value-type="float">
            <text:p>3</text:p>
          </table:table-cell>
          <table:table-cell table:number-columns-repeated="3"/>
          <table:table-cell office:value-type="string" calcext:value-type="string">
            <text:p>REQ5 User interface requirement: Transactions window: This window must allow users to view a list of all transactions, with filters to display transactions by date range, category, or income/expense type.</text:p>
          </table:table-cell>
          <table:table-cell table:number-columns-repeated="3"/>
        </table:table-row>
        <table:table-row table:style-name="ro5">
          <table:table-cell table:style-name="ce6" office:value-type="float" office:value="0" calcext:value-type="float">
            <text:p>0</text:p>
          </table:table-cell>
          <table:table-cell table:style-name="ce6" office:value-type="float" office:value="4" calcext:value-type="float">
            <text:p>4</text:p>
          </table:table-cell>
          <table:table-cell table:number-columns-repeated="3"/>
          <table:table-cell office:value-type="string" calcext:value-type="string">
            <text:p>REQ6 User interface requirement: Transactions window: Users should be able to add a new transaction via a form that includes fields for the transaction date, amount, category (with a dropdown to select from predefined or custom categories), payment method, and optional notes.</text:p>
          </table:table-cell>
          <table:table-cell table:number-columns-repeated="3"/>
        </table:table-row>
        <table:table-row table:style-name="ro4">
          <table:table-cell table:style-name="ce6" office:value-type="float" office:value="0" calcext:value-type="float">
            <text:p>0</text:p>
          </table:table-cell>
          <table:table-cell table:style-name="ce6" office:value-type="float" office:value="3" calcext:value-type="float">
            <text:p>3</text:p>
          </table:table-cell>
          <table:table-cell table:number-columns-repeated="3"/>
          <table:table-cell office:value-type="string" calcext:value-type="string">
            <text:p>REQ7 User interface requirement: Transactions window: Each transaction in the list should have options to edit or delete, accessible via context menu or button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8 User interface requirement: Reports window: The Reports window should offer various reports on financial data, including spending by category, income vs. expenses over time, and monthly comparison charts.</text:p>
          </table:table-cell>
          <table:table-cell table:number-columns-repeated="3"/>
        </table:table-row>
        <table:table-row table:style-name="ro3">
          <table:table-cell table:number-columns-repeated="2" table:style-name="ce6" office:value-type="float" office:value="2" calcext:value-type="float">
            <text:p>2</text:p>
          </table:table-cell>
          <table:table-cell table:number-columns-repeated="3"/>
          <table:table-cell office:value-type="string" calcext:value-type="string">
            <text:p>REQ9 User interface requirement: Reports window: Users should be able to select the report type from a dropdown menu, specify the date range, and filter by categories or income/expense type for more detailed analysi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0 User interface requirement: Reports window: Reports should be visualized through charts and graphs, with the ability to export the report to PDF or image formats for sharing or printing.</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1 User interface requirement: Settings window: In the Settings window, users must be able to adjust application preferences such as default currency, date format, application theme (light or dark mode), and notification preferences for reminders about bills and recurring transaction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2 User interface requirement: Settings window: This window should also include options for data backup and restore, including exporting and importing the financial database in CSV format.</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3 User interface requirement: Login and security: Upon launching the application, users should be greeted with a login screen to ensure that financial data is protected. The login screen should include fields for a password.</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4 User interface requirement: Login and security: For data storage, consider using SQLite and encrypt the database with the users password when the app is closed.</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5 User interface requirement: Login and security: The application should also provide a logout option accessible from the main navigation or user profile menu, allowing users to secure their session when not in use.</text:p>
          </table:table-cell>
          <table:table-cell table:number-columns-repeated="3"/>
        </table:table-row>
        <table:table-row table:style-name="ro4">
          <table:table-cell table:style-name="ce6" office:value-type="float" office:value="0" calcext:value-type="float">
            <text:p>0</text:p>
          </table:table-cell>
          <table:table-cell table:style-name="ce6" office:value-type="float" office:value="4" calcext:value-type="float">
            <text:p>4</text:p>
          </table:table-cell>
          <table:table-cell table:number-columns-repeated="3"/>
          <table:table-cell office:value-type="string" calcext:value-type="string">
            <text:p>REQ16 Additional feature requirement: Data management: The application must allow users to add, edit, and delete income and expense transactions.</text:p>
          </table:table-cell>
          <table:table-cell table:number-columns-repeated="3"/>
        </table:table-row>
        <table:table-row table:style-name="ro4">
          <table:table-cell table:style-name="ce6" office:value-type="float" office:value="0" calcext:value-type="float">
            <text:p>0</text:p>
          </table:table-cell>
          <table:table-cell table:style-name="ce6" office:value-type="float" office:value="5" calcext:value-type="float">
            <text:p>5</text:p>
          </table:table-cell>
          <table:table-cell table:number-columns-repeated="3"/>
          <table:table-cell office:value-type="string" calcext:value-type="string">
            <text:p>REQ17 Additional feature requirement: Data management: Users should be able to categorize transactions (e.g., groceries, utilities, salary) and create custom categorie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8 Additional feature requirement: Data management: There should be functionality to import and export financial data in CSV format for backup and data portability.</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19 Additional feature requirement: Reporting: The software must generate visual reports (charts, graphs) to show spending trends over time, expense breakdown by category, and comparison of income vs. expenses.</text:p>
          </table:table-cell>
          <table:table-cell table:number-columns-repeated="3"/>
        </table:table-row>
        <table:table-row table:style-name="ro4">
          <table:table-cell table:style-name="ce6" office:value-type="float" office:value="0" calcext:value-type="float">
            <text:p>0</text:p>
          </table:table-cell>
          <table:table-cell table:style-name="ce6" office:value-type="float" office:value="2" calcext:value-type="float">
            <text:p>2</text:p>
          </table:table-cell>
          <table:table-cell table:number-columns-repeated="3"/>
          <table:table-cell office:value-type="string" calcext:value-type="string">
            <text:p>REQ20 Additional feature requirement: Reporting: It should offer customizable report parameters, such as time period and categories to include.</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1 Additional feature requirement: Security: The application must provide secure storage of financial data, with options to encrypt the database file.</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2 Additional feature requirement: Security: It should require user authentication (login) to access the financial data.</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3 Additional feature requirement: Settings and customization: Users should be able to customize settings, such as default currency, date format, and application theme (light/dark mode).</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4 Additional feature requirement: Settings and customization: The software should support notifications for recurring transactions and reminders for upcoming bills.</text:p>
          </table:table-cell>
          <table:table-cell table:number-columns-repeated="3"/>
        </table:table-row>
        <table:table-row table:style-name="ro3">
          <table:table-cell table:number-columns-repeated="2" table:style-name="ce6" office:value-type="float" office:value="2" calcext:value-type="float">
            <text:p>2</text:p>
          </table:table-cell>
          <table:table-cell table:number-columns-repeated="3"/>
          <table:table-cell office:value-type="string" calcext:value-type="string">
            <text:p>REQ25 Additional feature requirement: Documentation and help: Comprehensive user documentation should be provided, detailing how to use the application and troubleshoot common issues.</text:p>
          </table:table-cell>
          <table:table-cell table:number-columns-repeated="3"/>
        </table:table-row>
        <table:table-row table:style-name="ro3">
          <table:table-cell table:number-columns-repeated="2" table:style-name="ce6" office:value-type="float" office:value="4" calcext:value-type="float">
            <text:p>4</text:p>
          </table:table-cell>
          <table:table-cell table:number-columns-repeated="3"/>
          <table:table-cell office:value-type="string" calcext:value-type="string">
            <text:p>REQ26 Additional feature requirement: Development and technologies: The project can be developed using a cross-platform framework (such as Electron or Qt) to ensure compatibility across different operating system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27 Additional feature requirement: Development and technologies: For data storage, consider using SQLite or a similar lightweight database and encrypt the database with the users password that can be easily embedded into the application.</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8 Additional feature requirement: Development and technologies: Implement unit and integration tests to ensure the reliability of financial calculations and data integrity.</text:p>
          </table:table-cell>
          <table:table-cell table:number-columns-repeated="3"/>
        </table:table-row>
        <table:table-row table:style-name="ro3">
          <table:table-cell table:number-columns-repeated="2" table:style-name="ce6" office:value-type="float" office:value="3" calcext:value-type="float">
            <text:p>3</text:p>
          </table:table-cell>
          <table:table-cell table:number-columns-repeated="3"/>
          <table:table-cell office:value-type="string" calcext:value-type="string">
            <text:p>REQ29 Accessibility requirement: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30 Accessibility requirement: Keyboard navigation: Implement tab navigation through all interactive elements in a logical order.</text:p>
          </table:table-cell>
          <table:table-cell table:number-columns-repeated="3"/>
        </table:table-row>
        <table:table-row table:style-name="ro4">
          <table:table-cell table:number-columns-repeated="2" table:style-name="ce6" office:value-type="float" office:value="5" calcext:value-type="float">
            <text:p>5</text:p>
          </table:table-cell>
          <table:table-cell table:number-columns-repeated="3"/>
          <table:table-cell office:value-type="string" calcext:value-type="string">
            <text:p>REQ31 Accessibility requirement: Keyboard navigation: Provide visual indicators for the currently focused element.</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2 Accessibility requirement: Screen reader support: Ensure compatibility with leading screen readers to verbalize text and describe images, icons, and other non-textual element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3 Accessibility requirement: Screen reader support: Use ARIA (Accessible Rich Internet Applications) labels and roles for complex elements (like drag-and-drop interfaces or custom controls) to ensure their purpose and state are conveyed to screen reader user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4 Accessibility requirement: High contrast mode: Support for high contrast themes that make text, icons, and other elements more distinguishable for users with low vision.</text:p>
          </table:table-cell>
          <table:table-cell table:number-columns-repeated="3"/>
        </table:table-row>
        <table:table-row table:style-name="ro4">
          <table:table-cell table:number-columns-repeated="2" table:style-name="ce6" office:value-type="float" office:value="5" calcext:value-type="float">
            <text:p>5</text:p>
          </table:table-cell>
          <table:table-cell table:number-columns-repeated="3"/>
          <table:table-cell office:value-type="string" calcext:value-type="string">
            <text:p>REQ35 Accessibility requirement: High contrast mode: Ensure that all text is readable and all interactive elements are visible against background color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6 Accessibility requirement: Text size and font adjustments: Allow users to adjust text size without breaking the layout or losing functionality.</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7 Accessibility requirement: Text size and font adjustments: Support the use of user-defined system fonts, including those designed for dyslexia.</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38 Accessibility requirement: Color blind mode: Implement color schemes that are accessible to users with various types of color blindness (e.g., deuteranopia, protanopia, tritanopia).</text:p>
          </table:table-cell>
          <table:table-cell table:number-columns-repeated="3"/>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39 Accessibility requirement: Color blind mode: Ensure that information conveyed with color is also distinguishable through patterns or shapes.</text:p>
          </table:table-cell>
          <table:table-cell table:number-columns-repeated="3"/>
        </table:table-row>
        <table:table-row table:style-name="ro3">
          <table:table-cell table:number-columns-repeated="2" table:style-name="ce6" office:value-type="float" office:value="0" calcext:value-type="float">
            <text:p>0</text:p>
          </table:table-cell>
          <table:table-cell table:number-columns-repeated="3"/>
          <table:table-cell office:value-type="string" calcext:value-type="string">
            <text:p>REQ40 Accessibility requirement: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1">
          <table:table-cell table:style-name="ce6" table:formula="of:=SUM([.A2:.A42])" office:value-type="float" office:value="33" calcext:value-type="float">
            <text:p>33</text:p>
          </table:table-cell>
          <table:table-cell table:style-name="ce6" table:formula="of:=SUM([.B2:.B42])" office:value-type="float" office:value="53" calcext:value-type="float">
            <text:p>53</text:p>
          </table:table-cell>
          <table:table-cell table:formula="of:=40*5" office:value-type="float" office:value="200" calcext:value-type="float">
            <text:p>200</text:p>
          </table:table-cell>
          <table:table-cell table:number-columns-repeated="6"/>
        </table:table-row>
        <table:table-row table:style-name="ro1" table:number-rows-repeated="1048532">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6:43:31.843866331</meta:creation-date>
    <dc:date>2024-08-27T21:08:29.989074135</dc:date>
    <meta:editing-duration>PT10H20M27S</meta:editing-duration>
    <meta:editing-cycles>5</meta:editing-cycles>
    <meta:generator>LibreOffice/7.4.7.2$Linux_X86_64 LibreOffice_project/40$Build-2</meta:generator>
    <meta:document-statistic meta:table-count="5" meta:cell-count="653" meta:object-count="0"/>
  </office:meta>
</office:document-meta>
</file>